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paragraph-properties fo:margin-left="0cm" fo:margin-right="0cm" fo:text-indent="0cm" style:auto-text-indent="false"/>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list-style-name="L26"/>
    <style:style style:name="P6" style:family="paragraph" style:parent-style-name="Preformatted_20_Text" style:list-style-name="L26">
      <style:paragraph-properties fo:margin-top="0cm" fo:margin-bottom="0.499cm" style:contextual-spacing="false"/>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9">
      <style:paragraph-properties fo:margin-left="0cm" fo:margin-right="0cm" fo:margin-top="0cm" fo:margin-bottom="0cm" style:contextual-spacing="false" fo:text-indent="0cm" style:auto-text-indent="false"/>
    </style:style>
    <style:style style:name="P25" style:family="paragraph" style:parent-style-name="Text_20_body" style:list-style-name="L9">
      <style:paragraph-properties fo:margin-left="0cm" fo:margin-right="0cm" fo:text-indent="0cm" style:auto-text-indent="false"/>
    </style:style>
    <style:style style:name="P26" style:family="paragraph" style:parent-style-name="Text_20_body" style:list-style-name="L10"/>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1"/>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12"/>
    <style:style style:name="P31" style:family="paragraph" style:parent-style-name="Text_20_body" style:list-style-name="L12">
      <style:paragraph-properties fo:margin-top="0cm" fo:margin-bottom="0cm" style:contextual-spacing="false"/>
    </style:style>
    <style:style style:name="P32" style:family="paragraph" style:parent-style-name="Text_20_body" style:list-style-name="L13"/>
    <style:style style:name="P33" style:family="paragraph" style:parent-style-name="Text_20_body" style:list-style-name="L13">
      <style:paragraph-properties fo:margin-top="0cm" fo:margin-bottom="0cm" style:contextual-spacing="false"/>
    </style:style>
    <style:style style:name="P34" style:family="paragraph" style:parent-style-name="Text_20_body" style:list-style-name="L14"/>
    <style:style style:name="P35" style:family="paragraph" style:parent-style-name="Text_20_body" style:list-style-name="L14">
      <style:paragraph-properties fo:margin-top="0cm" fo:margin-bottom="0cm" style:contextual-spacing="false"/>
    </style:style>
    <style:style style:name="P36" style:family="paragraph" style:parent-style-name="Text_20_body" style:list-style-name="L15"/>
    <style:style style:name="P37" style:family="paragraph" style:parent-style-name="Text_20_body" style:list-style-name="L15">
      <style:paragraph-properties fo:margin-top="0cm" fo:margin-bottom="0cm" style:contextual-spacing="false"/>
    </style:style>
    <style:style style:name="P38" style:family="paragraph" style:parent-style-name="Text_20_body" style:list-style-name="L16"/>
    <style:style style:name="P39" style:family="paragraph" style:parent-style-name="Text_20_body" style:list-style-name="L16">
      <style:paragraph-properties fo:margin-top="0cm" fo:margin-bottom="0cm" style:contextual-spacing="false"/>
    </style:style>
    <style:style style:name="P40" style:family="paragraph" style:parent-style-name="Text_20_body" style:list-style-name="L17"/>
    <style:style style:name="P41" style:family="paragraph" style:parent-style-name="Text_20_body" style:list-style-name="L17">
      <style:paragraph-properties fo:margin-top="0cm" fo:margin-bottom="0cm" style:contextual-spacing="false"/>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list-style-name="L18"/>
    <style:style style:name="P44" style:family="paragraph" style:parent-style-name="Text_20_body" style:list-style-name="L18">
      <style:paragraph-properties fo:margin-top="0cm" fo:margin-bottom="0cm" style:contextual-spacing="false"/>
    </style:style>
    <style:style style:name="P45" style:family="paragraph" style:parent-style-name="Text_20_body" style:list-style-name="L19"/>
    <style:style style:name="P46" style:family="paragraph" style:parent-style-name="Text_20_body" style:list-style-name="L19">
      <style:paragraph-properties fo:margin-top="0cm" fo:margin-bottom="0cm" style:contextual-spacing="false"/>
    </style:style>
    <style:style style:name="P47" style:family="paragraph" style:parent-style-name="Text_20_body" style:list-style-name="L20"/>
    <style:style style:name="P48" style:family="paragraph" style:parent-style-name="Text_20_body" style:list-style-name="L20">
      <style:paragraph-properties fo:margin-top="0cm" fo:margin-bottom="0cm" style:contextual-spacing="false"/>
    </style:style>
    <style:style style:name="P49" style:family="paragraph" style:parent-style-name="Text_20_body" style:list-style-name="L21"/>
    <style:style style:name="P50" style:family="paragraph" style:parent-style-name="Text_20_body" style:list-style-name="L21">
      <style:paragraph-properties fo:margin-top="0cm" fo:margin-bottom="0cm" style:contextual-spacing="false"/>
    </style:style>
    <style:style style:name="P51" style:family="paragraph" style:parent-style-name="Text_20_body" style:list-style-name="L22"/>
    <style:style style:name="P52" style:family="paragraph" style:parent-style-name="Text_20_body" style:list-style-name="L22">
      <style:paragraph-properties fo:margin-top="0cm" fo:margin-bottom="0cm" style:contextual-spacing="false"/>
    </style:style>
    <style:style style:name="P53" style:family="paragraph" style:parent-style-name="Text_20_body" style:list-style-name="L23"/>
    <style:style style:name="P54" style:family="paragraph" style:parent-style-name="Text_20_body" style:list-style-name="L23">
      <style:paragraph-properties fo:margin-top="0cm" fo:margin-bottom="0cm" style:contextual-spacing="false"/>
    </style:style>
    <style:style style:name="P55" style:family="paragraph" style:parent-style-name="Text_20_body" style:list-style-name="L24"/>
    <style:style style:name="P56" style:family="paragraph" style:parent-style-name="Text_20_body" style:list-style-name="L24">
      <style:paragraph-properties fo:margin-top="0cm" fo:margin-bottom="0cm" style:contextual-spacing="false"/>
    </style:style>
    <style:style style:name="P57" style:family="paragraph" style:parent-style-name="Text_20_body" style:list-style-name="L25"/>
    <style:style style:name="P58" style:family="paragraph" style:parent-style-name="Text_20_body" style:list-style-name="L25">
      <style:paragraph-properties fo:margin-top="0cm" fo:margin-bottom="0cm" style:contextual-spacing="false"/>
    </style:style>
    <style:style style:name="P59" style:family="paragraph" style:parent-style-name="Text_20_body" style:list-style-name="L26"/>
    <style:style style:name="P60" style:family="paragraph" style:parent-style-name="Text_20_body" style:list-style-name="L26">
      <style:paragraph-properties fo:margin-top="0cm" fo:margin-bottom="0cm" style:contextual-spacing="false"/>
    </style:style>
    <style:style style:name="P61" style:family="paragraph" style:parent-style-name="Text_20_body" style:list-style-name="L26">
      <style:paragraph-properties fo:margin-left="0cm" fo:margin-right="0cm" fo:text-indent="0cm" style:auto-text-indent="false"/>
    </style:style>
    <style:style style:name="P62" style:family="paragraph" style:parent-style-name="Text_20_body" style:list-style-name="L27"/>
    <style:style style:name="P63" style:family="paragraph" style:parent-style-name="Text_20_body" style:list-style-name="L27">
      <style:paragraph-properties fo:margin-top="0cm" fo:margin-bottom="0cm" style:contextual-spacing="false"/>
    </style:style>
    <style:style style:name="P64" style:family="paragraph" style:parent-style-name="Text_20_body" style:list-style-name="L28"/>
    <style:style style:name="P65" style:family="paragraph" style:parent-style-name="Text_20_body" style:list-style-name="L28">
      <style:paragraph-properties fo:margin-top="0cm" fo:margin-bottom="0cm" style:contextual-spacing="false"/>
    </style:style>
    <style:style style:name="T1" style:family="text">
      <style:text-properties officeooo:rsid="000dbf7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2.3 Usar Directorios y Listar Archivos</text:h>
      <text:p text:style-name="Text_20_body"><text:span text:style-name="Strong_20_Emphasis">Introducción:</text:span> El sistema de archivos en Linux está organizado jerárquicamente a partir del directorio raíz (<text:span text:style-name="Source_20_Text">/</text:span>). Saber cómo moverse entre directorios y ver su contenido es una habilidad básica fundamental.</text:p>
      <text:p text:style-name="Text_20_body"><text:span text:style-name="Strong_20_Emphasis">Conceptos Clave:</text:span></text:p>
      <text:list text:style-name="L25">
        <text:list-item>
          <text:p text:style-name="P58"><text:span text:style-name="Strong_20_Emphasis">Directorio Actual (Working Directory):</text:span> Es el directorio en el que te encuentras "posicionado" en un momento dado. Cualquier comando que ejecutes (si no especificas una ruta) actuará sobre este directorio. El prompt del shell suele mostrar el directorio actual (a menudo abreviado con <text:span text:style-name="Source_20_Text">~</text:span> para el directorio home). </text:p>
        </text:list-item>
        <text:list-item>
          <text:p text:style-name="P58"><text:span text:style-name="Strong_20_Emphasis">Ruta (Path):</text:span> Es la forma de especificar la ubicación de un archivo o directorio. </text:p>
          <text:list>
            <text:list-item>
              <text:p text:style-name="P58"><text:span text:style-name="Strong_20_Emphasis">Ruta Absoluta:</text:span> Empieza desde el directorio raíz (<text:span text:style-name="Source_20_Text">/</text:span>) y especifica toda la jerarquía hasta el destino. Ejemplo: <text:span text:style-name="Source_20_Text">/home/usuario/documentos</text:span>. Siempre es inequívoca. </text:p>
            </text:list-item>
            <text:list-item>
              <text:p text:style-name="P58"><text:span text:style-name="Strong_20_Emphasis">Ruta Relativa:</text:span> Empieza desde el directorio actual. No comienza con <text:span text:style-name="Source_20_Text">/</text:span>. Utiliza notaciones especiales: </text:p>
              <text:list>
                <text:list-item>
                  <text:p text:style-name="P58"><text:span text:style-name="Source_20_Text">.</text:span> (un punto): Representa el directorio actual. </text:p>
                </text:list-item>
                <text:list-item>
                  <text:p text:style-name="P58"><text:span text:style-name="Source_20_Text">..</text:span> (dos puntos): Representa el directorio padre (el que está un nivel por encima). </text:p>
                </text:list-item>
              </text:list>
            </text:list-item>
            <text:list-item>
              <text:p text:style-name="P57">Ejemplo: Si estás en <text:span text:style-name="Source_20_Text">/home/usuario</text:span> y quieres ir a <text:span text:style-name="Source_20_Text">documentos</text:span>, la ruta relativa es <text:span text:style-name="Source_20_Text">documentos</text:span>. Si quieres ir al directorio padre (<text:span text:style-name="Source_20_Text">/home</text:span>), la ruta relativa es <text:span text:style-name="Source_20_Text">..</text:span>. Si quieres referirte a un archivo <text:span text:style-name="Source_20_Text">imagen.jpg</text:span> en el directorio actual, puedes usar <text:span text:style-name="Source_20_Text">./imagen.jpg</text:span> o simplemente <text:span text:style-name="Source_20_Text">imagen.jpg</text:span>. </text:p>
            </text:list-item>
          </text:list>
        </text:list-item>
      </text:list>
      <text:p text:style-name="Text_20_body"><text:span text:style-name="Strong_20_Emphasis">Comandos Esenciales:</text:span></text:p>
      <text:list text:style-name="L26">
        <text:list-item>
          <text:p text:style-name="P59"><text:span text:style-name="Strong_20_Emphasis"><text:span text:style-name="Source_20_Text">pwd</text:span></text:span><text:span text:style-name="Strong_20_Emphasis"> (Print Working Directory):</text:span></text:p>
          <text:list>
            <text:list-item>
              <text:p text:style-name="P60"><text:span text:style-name="Strong_20_Emphasis">Uso:</text:span> Muestra la ruta absoluta del directorio actual. Muy útil para saber dónde estás. </text:p>
            </text:list-item>
            <text:list-item>
              <text:p text:style-name="P60"><text:span text:style-name="Strong_20_Emphasis">Sintaxis:</text:span> <text:span text:style-name="Source_20_Text">pwd</text:span> </text:p>
            </text:list-item>
            <text:list-item>
              <text:p text:style-name="P60"><text:span text:style-name="Strong_20_Emphasis">Ejemplo:</text:span> </text:p>
              <text:p text:style-name="P61">Bash</text:p>
              <text:p text:style-name="P5"><text:span text:style-name="Source_20_Text">usuario@hostname:~/documentos$ pwd</text:span></text:p>
              <text:p text:style-name="P6"><text:span text:style-name="Source_20_Text">/home/usuario/documentos</text:span></text:p>
            </text:list-item>
          </text:list>
        </text:list-item>
        <text:list-item>
          <text:p text:style-name="P59"><text:span text:style-name="Strong_20_Emphasis"><text:span text:style-name="Source_20_Text">cd</text:span></text:span><text:span text:style-name="Strong_20_Emphasis"> (Change Directory):</text:span></text:p>
          <text:list>
            <text:list-item>
              <text:p text:style-name="P60"><text:span text:style-name="Strong_20_Emphasis">Uso:</text:span> Permite cambiar el directorio actual. </text:p>
            </text:list-item>
            <text:list-item>
              <text:p text:style-name="P60"><text:span text:style-name="Strong_20_Emphasis">Sintaxis:</text:span> <text:span text:style-name="Source_20_Text">cd [ruta_directorio]</text:span> </text:p>
            </text:list-item>
            <text:list-item>
              <text:p text:style-name="P60"><text:span text:style-name="Strong_20_Emphasis">Ejemplos:</text:span> </text:p>
              <text:list>
                <text:list-item>
                  <text:p text:style-name="P60"><text:span text:style-name="Source_20_Text">cd /var/log</text:span>: Cambia al directorio <text:span text:style-name="Source_20_Text">/var/log</text:span> (ruta absoluta). </text:p>
                </text:list-item>
                <text:list-item>
                  <text:p text:style-name="P60"><text:span text:style-name="Source_20_Text">cd documentos</text:span>: Cambia al subdirectorio <text:span text:style-name="Source_20_Text">documentos</text:span> dentro del directorio actual (ruta relativa). </text:p>
                </text:list-item>
                <text:list-item>
                  <text:p text:style-name="P60"><text:soft-page-break/><text:span text:style-name="Source_20_Text">cd ..</text:span>: Sube al directorio padre. </text:p>
                </text:list-item>
                <text:list-item>
                  <text:p text:style-name="P60"><text:span text:style-name="Source_20_Text">cd ../../</text:span>: Sube dos niveles. </text:p>
                </text:list-item>
                <text:list-item>
                  <text:p text:style-name="P60"><text:span text:style-name="Source_20_Text">cd ~</text:span> o simplemente <text:span text:style-name="Source_20_Text">cd</text:span>: Vuelve al directorio <text:span text:style-name="Source_20_Text">home</text:span> del usuario. </text:p>
                </text:list-item>
                <text:list-item>
                  <text:p text:style-name="P60"><text:span text:style-name="Source_20_Text">cd -</text:span>: Vuelve al directorio anterior en el que estabas. </text:p>
                </text:list-item>
              </text:list>
            </text:list-item>
          </text:list>
        </text:list-item>
        <text:list-item>
          <text:p text:style-name="P59"><text:span text:style-name="Strong_20_Emphasis"><text:span text:style-name="Source_20_Text">ls</text:span></text:span><text:span text:style-name="Strong_20_Emphasis"> (List):</text:span></text:p>
          <text:list>
            <text:list-item>
              <text:p text:style-name="P60"><text:span text:style-name="Strong_20_Emphasis">Uso:</text:span> Lista el contenido (archivos y subdirectorios) de un directorio. Por defecto, lista el contenido del directorio actual. </text:p>
            </text:list-item>
            <text:list-item>
              <text:p text:style-name="P60"><text:span text:style-name="Strong_20_Emphasis">Sintaxis:</text:span> <text:span text:style-name="Source_20_Text">ls [opciones] [ruta_directorio]</text:span> </text:p>
            </text:list-item>
            <text:list-item>
              <text:p text:style-name="P60"><text:span text:style-name="Strong_20_Emphasis">Ejemplos:</text:span> </text:p>
              <text:list>
                <text:list-item>
                  <text:p text:style-name="P60"><text:span text:style-name="Source_20_Text">ls</text:span>: Lista el contenido del directorio actual. </text:p>
                </text:list-item>
                <text:list-item>
                  <text:p text:style-name="P60"><text:span text:style-name="Source_20_Text">ls /etc</text:span>: Lista el contenido del directorio <text:span text:style-name="Source_20_Text">/etc</text:span>. </text:p>
                </text:list-item>
                <text:list-item>
                  <text:p text:style-name="P60"><text:span text:style-name="Source_20_Text">ls *.txt</text:span>: Lista solo los archivos que terminan en <text:span text:style-name="Source_20_Text">.txt</text:span> en el directorio actual (usando un comodín o <text:span text:style-name="Emphasis">globbing</text:span>). </text:p>
                </text:list-item>
              </text:list>
            </text:list-item>
            <text:list-item>
              <text:p text:style-name="P60"><text:span text:style-name="Strong_20_Emphasis">Opciones Comunes:</text:span> </text:p>
              <text:list>
                <text:list-item>
                  <text:p text:style-name="P60"><text:span text:style-name="Source_20_Text">-l</text:span> (long): Muestra un formato largo con detalles: permisos, número de enlaces, propietario, grupo, tamaño, fecha de última modificación y nombre. </text:p>
                </text:list-item>
                <text:list-item>
                  <text:p text:style-name="P60"><text:span text:style-name="Source_20_Text">-a</text:span> (all): Muestra todos los archivos, incluyendo los ocultos (los que empiezan con un punto, e.g., <text:span text:style-name="Source_20_Text">.bashrc</text:span>). </text:p>
                </text:list-item>
                <text:list-item>
                  <text:p text:style-name="P60"><text:span text:style-name="Source_20_Text">-h</text:span> (human-readable): Muestra los tamaños de archivo en un formato legible para humanos (KB, MB, GB) cuando se usa con <text:span text:style-name="Source_20_Text">-l</text:span>. Ejemplo: <text:span text:style-name="Source_20_Text">ls -lh</text:span>. </text:p>
                </text:list-item>
                <text:list-item>
                  <text:p text:style-name="P60"><text:span text:style-name="Source_20_Text">-R</text:span> (recursive): Lista el contenido del directorio y de todos sus subdirectorios de forma recursiva. </text:p>
                </text:list-item>
                <text:list-item>
                  <text:p text:style-name="P60"><text:span text:style-name="Source_20_Text">-t</text:span>: Ordena por fecha de modificación (los más recientes primero). </text:p>
                </text:list-item>
                <text:list-item>
                  <text:p text:style-name="P60"><text:span text:style-name="Source_20_Text">-S</text:span>: Ordena por tamaño (los más grandes primero). </text:p>
                </text:list-item>
                <text:list-item>
                  <text:p text:style-name="P60"><text:span text:style-name="Source_20_Text">-r</text:span> (reverse): Invierte el orden de clasificación. </text:p>
                </text:list-item>
                <text:list-item>
                  <text:p text:style-name="P59"><text:span text:style-name="Source_20_Text">-F</text:span>: Añade un carácter indicador al final del nombre (e.g., <text:span text:style-name="Source_20_Text">/</text:span> para directorios, <text:span text:style-name="Source_20_Text">*</text:span> para ejecutables). </text:p>
                </text:list-item>
              </text:list>
            </text:list-item>
          </text:list>
        </text:list-item>
      </text:list>
      <text:p text:style-name="Text_20_body"><text:span text:style-name="Strong_20_Emphasis">Interpretación de </text:span><text:span text:style-name="Strong_20_Emphasis"><text:span text:style-name="Source_20_Text">ls -l</text:span></text:span><text:span text:style-name="Strong_20_Emphasis">:</text:span> Una línea típica de <text:span text:style-name="Source_20_Text">ls -l</text:span> como <text:span text:style-name="Source_20_Text">-rw-r--r-- 1 usuario grupo 1024 May 1 15:30 archivo.txt</text:span> significa:</text:p>
      <text:list text:style-name="L27">
        <text:list-item>
          <text:p text:style-name="P63"><text:span text:style-name="Source_20_Text">-</text:span>: Tipo de archivo (<text:span text:style-name="Source_20_Text">-</text:span>=archivo regular, <text:span text:style-name="Source_20_Text">d</text:span>=directorio, <text:span text:style-name="Source_20_Text">l</text:span>=enlace simbólico). </text:p>
        </text:list-item>
        <text:list-item>
          <text:p text:style-name="P63"><text:span text:style-name="Source_20_Text">rw-r--r--</text:span>: Permisos (propietario=lectura/escritura, grupo=lectura, otros=lectura). </text:p>
        </text:list-item>
        <text:list-item>
          <text:p text:style-name="P63"><text:span text:style-name="Source_20_Text">1</text:span>: Número de enlaces duros. </text:p>
        </text:list-item>
        <text:list-item>
          <text:p text:style-name="P63"><text:span text:style-name="Source_20_Text">usuario</text:span>: Nombre del propietario. </text:p>
        </text:list-item>
        <text:list-item>
          <text:p text:style-name="P63"><text:span text:style-name="Source_20_Text">grupo</text:span>: Nombre del grupo propietario. </text:p>
        </text:list-item>
        <text:list-item>
          <text:p text:style-name="P63"><text:span text:style-name="Source_20_Text">1024</text:span>: Tamaño en bytes (o formato legible con <text:span text:style-name="Source_20_Text">-h</text:span>). </text:p>
        </text:list-item>
        <text:list-item>
          <text:p text:style-name="P63"><text:span text:style-name="Source_20_Text">May 1 15:30</text:span>: Fecha y hora de última modificación. </text:p>
        </text:list-item>
        <text:list-item>
          <text:p text:style-name="P62"><text:span text:style-name="Source_20_Text">archivo.txt</text:span>: Nombre del archivo. </text:p>
        </text:list-item>
      </text:list>
      <text:p text:style-name="Text_20_body"><text:span text:style-name="Strong_20_Emphasis">Fuentes y Más Información:</text:span></text:p>
      <text:list text:style-name="L28">
        <text:list-item>
          <text:p text:style-name="P65"><text:a xlink:type="simple" xlink:href="https://tecsify.com/blog/comandos-linux/" office:target-frame-name="_blank" xlink:show="new" text:style-name="Internet_20_link" text:visited-style-name="Visited_20_Internet_20_Link"><text:soft-page-break/>30 comandos básicos de Linux que todo usuario debe saber (Tecsify Blog)</text:a> (Cubre <text:span text:style-name="Source_20_Text">pwd</text:span>, <text:span text:style-name="Source_20_Text">cd</text:span>, <text:span text:style-name="Source_20_Text">ls</text:span> con ejemplos y atajos) </text:p>
        </text:list-item>
        <text:list-item>
          <text:p text:style-name="P65"><text:a xlink:type="simple" xlink:href="https://kinsta.com/es/blog/linux-comandos/" office:target-frame-name="_blank" xlink:show="new" text:style-name="Internet_20_link" text:visited-style-name="Visited_20_Internet_20_Link">Los 40 comandos de Linux más utilizados que debe conocer (Kinsta)</text:a> (Detalla <text:span text:style-name="Source_20_Text">ls</text:span>, <text:span text:style-name="Source_20_Text">pwd</text:span>, <text:span text:style-name="Source_20_Text">cd</text:span>) </text:p>
        </text:list-item>
        <text:list-item>
          <text:p text:style-name="P65"><text:a xlink:type="simple" xlink:href="https://www.ccc.uam.es/es/documentation/linux.html" office:target-frame-name="_blank" xlink:show="new" text:style-name="Internet_20_link" text:visited-style-name="Visited_20_Internet_20_Link">Comandos básicos de Linux (CCC UAM)</text:a> (Explica <text:span text:style-name="Source_20_Text">cd</text:span> con atajos) </text:p>
        </text:list-item>
        <text:list-item>
          <text:p text:style-name="P65"><text:a xlink:type="simple" xlink:href="https://trisquel.info/files/400%20comandos%20Linux.pdf" office:target-frame-name="_blank" xlink:show="new" text:style-name="Internet_20_link" text:visited-style-name="Visited_20_Internet_20_Link">400 comandos Linux (PDF - Trisquel)</text:a> (Listas extensas de <text:span text:style-name="Source_20_Text">cd</text:span> y <text:span text:style-name="Source_20_Text">ls</text:span> con opciones) </text:p>
        </text:list-item>
        <text:list-item>
          <text:p text:style-name="P64"><text:a xlink:type="simple" xlink:href="https://www.dreamhost.com/blog/es/comandos-linux-que-debes-conocer/" office:target-frame-name="_blank" xlink:show="new" text:style-name="Internet_20_link" text:visited-style-name="Visited_20_Internet_20_Link">Top 100 Comandos Linux (DreamHost)</text:a> (Describe <text:span text:style-name="Source_20_Text">ls</text:span>, <text:span text:style-name="Source_20_Text">cd</text:span>) </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T1" style:family="text">
      <style:text-properties officeooo:rsid="000dbf7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24/1523 ADMINISTRACIÓN DE SISTEMAS OPERATIVOS LINUX – <text:span text:style-name="MT1">Linux Essentials</text:span></text:p>
      </style:header>
      <style:footer>
        <text:p text:style-name="MP2"><text:bookmark-start text:name="PageNumWizard_FOOTER_Estilo de página predeterminado1"/><text:page-number text:select-page="current">1</text:page-number><text:s/>/ <text:page-count>3</text:page-count><text:bookmark-end text:name="PageNumWizard_FOOTER_Estilo de página predeterminado1"/></text:p>
      </style:footer>
      <style:footer-left>
        <text:p text:style-name="MP3"><text:bookmark-start text:name="PageNumWizard_FOOTER_Estilo de página predeterminado2"/><text:page-number text:select-page="current">2</text:page-number><text:s/>/ <text:page-count>3</text:page-count><text:bookmark-end text:name="PageNumWizard_FOOTER_Estilo de página predeterminad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9:44:50.575623264</meta:creation-date>
    <dc:date>2025-05-01T21:17:56.843367432</dc:date>
    <meta:editing-duration>PT1H33M4S</meta:editing-duration>
    <meta:editing-cycles>8</meta:editing-cycles>
    <meta:generator>LibreOffice/24.2.2.2$Linux_X86_64 LibreOffice_project/d56cc158d8a96260b836f100ef4b4ef25d6f1a01</meta:generator>
    <meta:document-statistic meta:table-count="0" meta:image-count="0" meta:object-count="0" meta:page-count="3" meta:paragraph-count="64" meta:word-count="699" meta:character-count="4360" meta:non-whitespace-character-count="3731"/>
  </office:meta>
</office:document-meta>
</file>